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900000251878228B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6.325cm" svg:height="15.69cm" draw:z-index="0"><draw:image xlink:href="Pictures/100002010000026900000251878228B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7T15:03:46.840096284</meta:creation-date>
    <dc:date>2016-02-17T15:04:20.536669618</dc:date>
    <meta:editing-duration>P0D</meta:editing-duration>
    <meta:editing-cycles>1</meta:editing-cycles>
    <meta:document-statistic meta:table-count="0" meta:image-count="1" meta:object-count="0" meta:page-count="1" meta:paragraph-count="0" meta:word-count="0" meta:character-count="0" meta:non-whitespace-character-count="0"/>
    <meta:generator>LibreOffice/4.2.3.3$Linux_X86_64 LibreOffice_project/420m0$Build-3</meta:generator>
  </office:meta>
</office:document-meta>
</file>